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44cm" style:rel-column-width="364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894cm" style:rel-column-width="3448*"/>
    </style:style>
    <style:style style:name="Table2.C" style:family="table-column">
      <style:table-column-properties style:column-width="0.894cm" style:rel-column-width="34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S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44cm" style:rel-column-width="364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R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894cm" style:rel-column-width="3448*"/>
    </style:style>
    <style:style style:name="Table4.C" style:family="table-column">
      <style:table-column-properties style:column-width="0.894cm" style:rel-column-width="34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S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2Т</text:span></text:p>
      <text:p text:style-name="P2">(С 7 НОЯБРЯ 2013 ГОДА)</text:p>
      <text:p text:style-name="P2"/>
      <text:p text:style-name="P2">Отправление от <text:s/>Троллейбусное депо (будни)</text:p>
      <table:table table:name="Table1" table:style-name="Table1">
        <table:table-column table:style-name="Table1.A" table:number-columns-repeated="18"/>
        <table:table-row>
          <table:table-cell table:style-name="Table1.A1" office:value-type="string">
            <text:p text:style-name="P7">05:</text:p>
          </table:table-cell>
          <table:table-cell table:style-name="Table1.A1" office:value-type="string">
            <text:p text:style-name="P7">06:</text:p>
          </table:table-cell>
          <table:table-cell table:style-name="Table1.A1" office:value-type="string">
            <text:p text:style-name="P7">07:</text:p>
          </table:table-cell>
          <table:table-cell table:style-name="Table1.A1" office:value-type="string">
            <text:p text:style-name="P7">08:</text:p>
          </table:table-cell>
          <table:table-cell table:style-name="Table1.A1" office:value-type="string">
            <text:p text:style-name="P7">09:</text:p>
          </table:table-cell>
          <table:table-cell table:style-name="Table1.A1" office:value-type="string">
            <text:p text:style-name="P7">10:</text:p>
          </table:table-cell>
          <table:table-cell table:style-name="Table1.A1" office:value-type="string">
            <text:p text:style-name="P7">11:</text:p>
          </table:table-cell>
          <table:table-cell table:style-name="Table1.A1" office:value-type="string">
            <text:p text:style-name="P7">12:</text:p>
          </table:table-cell>
          <table:table-cell table:style-name="Table1.A1" office:value-type="string">
            <text:p text:style-name="P7">13:</text:p>
          </table:table-cell>
          <table:table-cell table:style-name="Table1.A1" office:value-type="string">
            <text:p text:style-name="P7">14:</text:p>
          </table:table-cell>
          <table:table-cell table:style-name="Table1.A1" office:value-type="string">
            <text:p text:style-name="P7">15:</text:p>
          </table:table-cell>
          <table:table-cell table:style-name="Table1.A1" office:value-type="string">
            <text:p text:style-name="P7">16:</text:p>
          </table:table-cell>
          <table:table-cell table:style-name="Table1.A1" office:value-type="string">
            <text:p text:style-name="P7">17:</text:p>
          </table:table-cell>
          <table:table-cell table:style-name="Table1.A1" office:value-type="string">
            <text:p text:style-name="P7">18:</text:p>
          </table:table-cell>
          <table:table-cell table:style-name="Table1.A1" office:value-type="string">
            <text:p text:style-name="P7">19:</text:p>
          </table:table-cell>
          <table:table-cell table:style-name="Table1.A1" office:value-type="string">
            <text:p text:style-name="P7">20:</text:p>
          </table:table-cell>
          <table:table-cell table:style-name="Table1.A1" office:value-type="string">
            <text:p text:style-name="P7">21:</text:p>
          </table:table-cell>
          <table:table-cell table:style-name="Table1.R1" office:value-type="string">
            <text:p text:style-name="P7">22: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01</text:p>
            <text:p text:style-name="P6">15</text:p>
            <text:p text:style-name="P6">46</text:p>
            <text:p text:style-name="P6">54</text:p>
          </table:table-cell>
          <table:table-cell table:style-name="Table1.A2" office:value-type="string">
            <text:p text:style-name="P6">01</text:p>
            <text:p text:style-name="P6">15</text:p>
            <text:p text:style-name="P6">23</text:p>
            <text:p text:style-name="P6">34</text:p>
            <text:p text:style-name="P6">49</text:p>
            <text:p text:style-name="P6">57</text:p>
          </table:table-cell>
          <table:table-cell table:style-name="Table1.A2" office:value-type="string">
            <text:p text:style-name="P6">08</text:p>
            <text:p text:style-name="P6">16</text:p>
            <text:p text:style-name="P6">22</text:p>
            <text:p text:style-name="P6">30</text:p>
            <text:p text:style-name="P6">38</text:p>
            <text:p text:style-name="P6">46</text:p>
            <text:p text:style-name="P6">56</text:p>
          </table:table-cell>
          <table:table-cell table:style-name="Table1.A2" office:value-type="string">
            <text:p text:style-name="P6">04</text:p>
            <text:p text:style-name="P6">15</text:p>
            <text:p text:style-name="P6">23</text:p>
            <text:p text:style-name="P6">37</text:p>
            <text:p text:style-name="P6">45</text:p>
            <text:p text:style-name="P6">53</text:p>
          </table:table-cell>
          <table:table-cell table:style-name="Table1.A2" office:value-type="string">
            <text:p text:style-name="P6">03</text:p>
            <text:p text:style-name="P6">11</text:p>
            <text:p text:style-name="P6">20</text:p>
            <text:p text:style-name="P6">30</text:p>
            <text:p text:style-name="P6">44</text:p>
            <text:p text:style-name="P6">52</text:p>
          </table:table-cell>
          <table:table-cell table:style-name="Table1.A2" office:value-type="string">
            <text:p text:style-name="P6">04</text:p>
            <text:p text:style-name="P6">27</text:p>
            <text:p text:style-name="P6">49</text:p>
          </table:table-cell>
          <table:table-cell table:style-name="Table1.A2" office:value-type="string">
            <text:p text:style-name="P6">00</text:p>
            <text:p text:style-name="P6">11</text:p>
            <text:p text:style-name="P6">22</text:p>
            <text:p text:style-name="P6">34</text:p>
            <text:p text:style-name="P6">45</text:p>
            <text:p text:style-name="P6">56</text:p>
          </table:table-cell>
          <table:table-cell table:style-name="Table1.A2" office:value-type="string">
            <text:p text:style-name="P6">07</text:p>
            <text:p text:style-name="P6">18</text:p>
            <text:p text:style-name="P6">29</text:p>
            <text:p text:style-name="P6">41</text:p>
            <text:p text:style-name="P6">52</text:p>
          </table:table-cell>
          <table:table-cell table:style-name="Table1.A2" office:value-type="string">
            <text:p text:style-name="P6">03</text:p>
            <text:p text:style-name="P6">14</text:p>
            <text:p text:style-name="P6">25</text:p>
            <text:p text:style-name="P6">30</text:p>
            <text:p text:style-name="P6">36</text:p>
            <text:p text:style-name="P6">48</text:p>
            <text:p text:style-name="P6">59</text:p>
          </table:table-cell>
          <table:table-cell table:style-name="Table1.A2" office:value-type="string">
            <text:p text:style-name="P6">08</text:p>
            <text:p text:style-name="P6">26</text:p>
            <text:p text:style-name="P6">36</text:p>
            <text:p text:style-name="P6">45</text:p>
            <text:p text:style-name="P6">55</text:p>
          </table:table-cell>
          <table:table-cell table:style-name="Table1.A2" office:value-type="string">
            <text:p text:style-name="P6">05</text:p>
            <text:p text:style-name="P6">15</text:p>
            <text:p text:style-name="P6">24</text:p>
            <text:p text:style-name="P6">34</text:p>
            <text:p text:style-name="P6">43</text:p>
            <text:p text:style-name="P6">52</text:p>
          </table:table-cell>
          <table:table-cell table:style-name="Table1.A2" office:value-type="string">
            <text:p text:style-name="P6">02</text:p>
            <text:p text:style-name="P6">22</text:p>
            <text:p text:style-name="P6">31</text:p>
            <text:p text:style-name="P6">40</text:p>
          </table:table-cell>
          <table:table-cell table:style-name="Table1.A2" office:value-type="string">
            <text:p text:style-name="P6">02</text:p>
            <text:p text:style-name="P6">25</text:p>
            <text:p text:style-name="P6">38</text:p>
          </table:table-cell>
          <table:table-cell table:style-name="Table1.A2" office:value-type="string">
            <text:p text:style-name="P6">10</text:p>
            <text:p text:style-name="P6">45</text:p>
          </table:table-cell>
          <table:table-cell table:style-name="Table1.A2" office:value-type="string">
            <text:p text:style-name="P6">17</text:p>
            <text:p text:style-name="P6">52</text:p>
          </table:table-cell>
          <table:table-cell table:style-name="Table1.A2" office:value-type="string">
            <text:p text:style-name="P6">24</text:p>
            <text:p text:style-name="P6">56</text:p>
          </table:table-cell>
          <table:table-cell table:style-name="Table1.R2" office:value-type="string">
            <text:p text:style-name="P6">24</text:p>
          </table:table-cell>
        </table:table-row>
      </table:table>
      <text:p text:style-name="P2">Отправление от <text:s/>пл. Широкова (будни)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row>
          <table:table-cell table:style-name="Table2.A1" office:value-type="string">
            <text:p text:style-name="P7">05:</text:p>
          </table:table-cell>
          <table:table-cell table:style-name="Table2.A1" office:value-type="string">
            <text:p text:style-name="P7">06:</text:p>
          </table:table-cell>
          <table:table-cell table:style-name="Table2.A1" office:value-type="string">
            <text:p text:style-name="P7">07:</text:p>
          </table:table-cell>
          <table:table-cell table:style-name="Table2.A1" office:value-type="string">
            <text:p text:style-name="P7">08:</text:p>
          </table:table-cell>
          <table:table-cell table:style-name="Table2.A1" office:value-type="string">
            <text:p text:style-name="P7">09:</text:p>
          </table:table-cell>
          <table:table-cell table:style-name="Table2.A1" office:value-type="string">
            <text:p text:style-name="P7">10:</text:p>
          </table:table-cell>
          <table:table-cell table:style-name="Table2.A1" office:value-type="string">
            <text:p text:style-name="P7">11:</text:p>
          </table:table-cell>
          <table:table-cell table:style-name="Table2.A1" office:value-type="string">
            <text:p text:style-name="P7">12:</text:p>
          </table:table-cell>
          <table:table-cell table:style-name="Table2.A1" office:value-type="string">
            <text:p text:style-name="P7">13:</text:p>
          </table:table-cell>
          <table:table-cell table:style-name="Table2.A1" office:value-type="string">
            <text:p text:style-name="P7">14:</text:p>
          </table:table-cell>
          <table:table-cell table:style-name="Table2.A1" office:value-type="string">
            <text:p text:style-name="P7">15:</text:p>
          </table:table-cell>
          <table:table-cell table:style-name="Table2.A1" office:value-type="string">
            <text:p text:style-name="P7">16:</text:p>
          </table:table-cell>
          <table:table-cell table:style-name="Table2.A1" office:value-type="string">
            <text:p text:style-name="P7">17:</text:p>
          </table:table-cell>
          <table:table-cell table:style-name="Table2.A1" office:value-type="string">
            <text:p text:style-name="P7">18:</text:p>
          </table:table-cell>
          <table:table-cell table:style-name="Table2.A1" office:value-type="string">
            <text:p text:style-name="P7">19:</text:p>
          </table:table-cell>
          <table:table-cell table:style-name="Table2.A1" office:value-type="string">
            <text:p text:style-name="P7">20:</text:p>
          </table:table-cell>
          <table:table-cell table:style-name="Table2.A1" office:value-type="string">
            <text:p text:style-name="P7">21:</text:p>
          </table:table-cell>
          <table:table-cell table:style-name="Table2.A1" office:value-type="string">
            <text:p text:style-name="P7">22:</text:p>
          </table:table-cell>
          <table:table-cell table:style-name="Table2.S1" office:value-type="string">
            <text:p text:style-name="P7">23:</text:p>
          </table:table-cell>
        </table:table-row>
        <table:table-row>
          <table:table-cell table:style-name="Table2.A2" office:value-type="string">
            <text:p text:style-name="P6">45</text:p>
          </table:table-cell>
          <table:table-cell table:style-name="Table2.A2" office:value-type="string">
            <text:p text:style-name="P6">31</text:p>
            <text:p text:style-name="P6">45</text:p>
          </table:table-cell>
          <table:table-cell table:style-name="Table2.A2" office:value-type="string">
            <text:p text:style-name="P6">16</text:p>
            <text:p text:style-name="P6">24</text:p>
            <text:p text:style-name="P6">35</text:p>
            <text:p text:style-name="P6">49</text:p>
            <text:p text:style-name="P6">57</text:p>
          </table:table-cell>
          <table:table-cell table:style-name="Table2.A2" office:value-type="string">
            <text:p text:style-name="P6">08</text:p>
            <text:p text:style-name="P6">23</text:p>
            <text:p text:style-name="P6">31</text:p>
            <text:p text:style-name="P6">42</text:p>
            <text:p text:style-name="P6">50</text:p>
            <text:p text:style-name="P6">56</text:p>
          </table:table-cell>
          <table:table-cell table:style-name="Table2.A2" office:value-type="string">
            <text:p text:style-name="P6">04</text:p>
            <text:p text:style-name="P6">12</text:p>
            <text:p text:style-name="P6">20</text:p>
            <text:p text:style-name="P6">30</text:p>
            <text:p text:style-name="P6">38</text:p>
            <text:p text:style-name="P6">49</text:p>
            <text:p text:style-name="P6">57</text:p>
          </table:table-cell>
          <table:table-cell table:style-name="Table2.A2" office:value-type="string">
            <text:p text:style-name="P6">11</text:p>
            <text:p text:style-name="P6">19</text:p>
            <text:p text:style-name="P6">27</text:p>
            <text:p text:style-name="P6">37</text:p>
            <text:p text:style-name="P6">45</text:p>
            <text:p text:style-name="P6">54</text:p>
          </table:table-cell>
          <table:table-cell table:style-name="Table2.A2" office:value-type="string">
            <text:p text:style-name="P6">04</text:p>
            <text:p text:style-name="P6">20</text:p>
            <text:p text:style-name="P6">26</text:p>
            <text:p text:style-name="P6">38</text:p>
          </table:table-cell>
          <table:table-cell table:style-name="Table2.A2" office:value-type="string">
            <text:p text:style-name="P6">01</text:p>
            <text:p text:style-name="P6">23</text:p>
            <text:p text:style-name="P6">34</text:p>
            <text:p text:style-name="P6">45</text:p>
            <text:p text:style-name="P6">56</text:p>
          </table:table-cell>
          <table:table-cell table:style-name="Table2.A2" office:value-type="string">
            <text:p text:style-name="P6">08</text:p>
            <text:p text:style-name="P6">19</text:p>
            <text:p text:style-name="P6">30</text:p>
            <text:p text:style-name="P6">41</text:p>
            <text:p text:style-name="P6">52</text:p>
          </table:table-cell>
          <table:table-cell table:style-name="Table2.A2" office:value-type="string">
            <text:p text:style-name="P6">03</text:p>
            <text:p text:style-name="P6">15</text:p>
            <text:p text:style-name="P6">26</text:p>
            <text:p text:style-name="P6">37</text:p>
            <text:p text:style-name="P6">48</text:p>
            <text:p text:style-name="P6">59</text:p>
          </table:table-cell>
          <table:table-cell table:style-name="Table2.A2" office:value-type="string">
            <text:p text:style-name="P6">04</text:p>
            <text:p text:style-name="P6">10</text:p>
            <text:p text:style-name="P6">22</text:p>
            <text:p text:style-name="P6">33</text:p>
            <text:p text:style-name="P6">42</text:p>
          </table:table-cell>
          <table:table-cell table:style-name="Table2.A2" office:value-type="string">
            <text:p text:style-name="P6">01</text:p>
            <text:p text:style-name="P6">10</text:p>
            <text:p text:style-name="P6">19</text:p>
            <text:p text:style-name="P6">29</text:p>
            <text:p text:style-name="P6">39</text:p>
            <text:p text:style-name="P6">49</text:p>
            <text:p text:style-name="P6">58</text:p>
          </table:table-cell>
          <table:table-cell table:style-name="Table2.A2" office:value-type="string">
            <text:p text:style-name="P6">07</text:p>
            <text:p text:style-name="P6">17</text:p>
            <text:p text:style-name="P6">26</text:p>
            <text:p text:style-name="P6">36</text:p>
            <text:p text:style-name="P6">56</text:p>
          </table:table-cell>
          <table:table-cell table:style-name="Table2.A2" office:value-type="string">
            <text:p text:style-name="P6">05</text:p>
            <text:p text:style-name="P6">14</text:p>
            <text:p text:style-name="P6">36</text:p>
            <text:p text:style-name="P6">59</text:p>
          </table:table-cell>
          <table:table-cell table:style-name="Table2.A2" office:value-type="string">
            <text:p text:style-name="P6">12</text:p>
            <text:p text:style-name="P6">44</text:p>
          </table:table-cell>
          <table:table-cell table:style-name="Table2.A2" office:value-type="string">
            <text:p text:style-name="P6">19</text:p>
            <text:p text:style-name="P6">51</text:p>
          </table:table-cell>
          <table:table-cell table:style-name="Table2.A2" office:value-type="string">
            <text:p text:style-name="P6">26</text:p>
            <text:p text:style-name="P6">54</text:p>
          </table:table-cell>
          <table:table-cell table:style-name="Table2.A2" office:value-type="string">
            <text:p text:style-name="P6">26</text:p>
          </table:table-cell>
          <table:table-cell table:style-name="Table2.S2" office:value-type="string">
            <text:p text:style-name="P6">05</text:p>
          </table:table-cell>
        </table:table-row>
      </table:table>
      <text:p text:style-name="P2">Отправление от <text:s/>Троллейбусное депо (выходные)</text:p>
      <table:table table:name="Table3" table:style-name="Table3">
        <table:table-column table:style-name="Table3.A" table:number-columns-repeated="18"/>
        <table:table-row>
          <table:table-cell table:style-name="Table3.A1" office:value-type="string">
            <text:p text:style-name="P7">05:</text:p>
          </table:table-cell>
          <table:table-cell table:style-name="Table3.A1" office:value-type="string">
            <text:p text:style-name="P7">06:</text:p>
          </table:table-cell>
          <table:table-cell table:style-name="Table3.A1" office:value-type="string">
            <text:p text:style-name="P7">07:</text:p>
          </table:table-cell>
          <table:table-cell table:style-name="Table3.A1" office:value-type="string">
            <text:p text:style-name="P7">08:</text:p>
          </table:table-cell>
          <table:table-cell table:style-name="Table3.A1" office:value-type="string">
            <text:p text:style-name="P7">09:</text:p>
          </table:table-cell>
          <table:table-cell table:style-name="Table3.A1" office:value-type="string">
            <text:p text:style-name="P7">10:</text:p>
          </table:table-cell>
          <table:table-cell table:style-name="Table3.A1" office:value-type="string">
            <text:p text:style-name="P7">11:</text:p>
          </table:table-cell>
          <table:table-cell table:style-name="Table3.A1" office:value-type="string">
            <text:p text:style-name="P7">12:</text:p>
          </table:table-cell>
          <table:table-cell table:style-name="Table3.A1" office:value-type="string">
            <text:p text:style-name="P7">13:</text:p>
          </table:table-cell>
          <table:table-cell table:style-name="Table3.A1" office:value-type="string">
            <text:p text:style-name="P7">14:</text:p>
          </table:table-cell>
          <table:table-cell table:style-name="Table3.A1" office:value-type="string">
            <text:p text:style-name="P7">15:</text:p>
          </table:table-cell>
          <table:table-cell table:style-name="Table3.A1" office:value-type="string">
            <text:p text:style-name="P7">16:</text:p>
          </table:table-cell>
          <table:table-cell table:style-name="Table3.A1" office:value-type="string">
            <text:p text:style-name="P7">17:</text:p>
          </table:table-cell>
          <table:table-cell table:style-name="Table3.A1" office:value-type="string">
            <text:p text:style-name="P7">18:</text:p>
          </table:table-cell>
          <table:table-cell table:style-name="Table3.A1" office:value-type="string">
            <text:p text:style-name="P7">19:</text:p>
          </table:table-cell>
          <table:table-cell table:style-name="Table3.A1" office:value-type="string">
            <text:p text:style-name="P7">20:</text:p>
          </table:table-cell>
          <table:table-cell table:style-name="Table3.A1" office:value-type="string">
            <text:p text:style-name="P7">21:</text:p>
          </table:table-cell>
          <table:table-cell table:style-name="Table3.R1" office:value-type="string">
            <text:p text:style-name="P7">22:</text:p>
          </table:table-cell>
        </table:table-row>
        <table:table-row>
          <table:table-cell table:style-name="Table3.A2" office:value-type="string">
            <text:p text:style-name="P6">12</text:p>
          </table:table-cell>
          <table:table-cell table:style-name="Table3.A2" office:value-type="string">
            <text:p text:style-name="P6">05</text:p>
            <text:p text:style-name="P6">15</text:p>
            <text:p text:style-name="P6">45</text:p>
          </table:table-cell>
          <table:table-cell table:style-name="Table3.A2" office:value-type="string">
            <text:p text:style-name="P6">05</text:p>
            <text:p text:style-name="P6">15</text:p>
            <text:p text:style-name="P6">45</text:p>
            <text:p text:style-name="P6">55</text:p>
          </table:table-cell>
          <table:table-cell table:style-name="Table3.A2" office:value-type="string">
            <text:p text:style-name="P6">05</text:p>
            <text:p text:style-name="P6">15</text:p>
            <text:p text:style-name="P6">25</text:p>
            <text:p text:style-name="P6">35</text:p>
            <text:p text:style-name="P6">45</text:p>
            <text:p text:style-name="P6">55</text:p>
          </table:table-cell>
          <table:table-cell table:style-name="Table3.A2" office:value-type="string">
            <text:p text:style-name="P6">05</text:p>
            <text:p text:style-name="P6">25</text:p>
            <text:p text:style-name="P6">37</text:p>
            <text:p text:style-name="P6">48</text:p>
            <text:p text:style-name="P6">59</text:p>
          </table:table-cell>
          <table:table-cell table:style-name="Table3.A2" office:value-type="string">
            <text:p text:style-name="P6">15</text:p>
            <text:p text:style-name="P6">30</text:p>
            <text:p text:style-name="P6">47</text:p>
          </table:table-cell>
          <table:table-cell table:style-name="Table3.A2" office:value-type="string">
            <text:p text:style-name="P6">04</text:p>
            <text:p text:style-name="P6">20</text:p>
            <text:p text:style-name="P6">36</text:p>
            <text:p text:style-name="P6">52</text:p>
          </table:table-cell>
          <table:table-cell table:style-name="Table3.A2" office:value-type="string">
            <text:p text:style-name="P6">09</text:p>
            <text:p text:style-name="P6">20</text:p>
            <text:p text:style-name="P6">30</text:p>
            <text:p text:style-name="P6">41</text:p>
            <text:p text:style-name="P6">52</text:p>
          </table:table-cell>
          <table:table-cell table:style-name="Table3.A2" office:value-type="string">
            <text:p text:style-name="P6">03</text:p>
            <text:p text:style-name="P6">14</text:p>
            <text:p text:style-name="P6">25</text:p>
            <text:p text:style-name="P6">35</text:p>
            <text:p text:style-name="P6">46</text:p>
          </table:table-cell>
          <table:table-cell table:style-name="Table3.A2" office:value-type="string">
            <text:p text:style-name="P6">08</text:p>
            <text:p text:style-name="P6">19</text:p>
            <text:p text:style-name="P6">30</text:p>
            <text:p text:style-name="P6">40</text:p>
            <text:p text:style-name="P6">51</text:p>
          </table:table-cell>
          <table:table-cell table:style-name="Table3.A2" office:value-type="string">
            <text:p text:style-name="P6">02</text:p>
            <text:p text:style-name="P6">24</text:p>
            <text:p text:style-name="P6">35</text:p>
            <text:p text:style-name="P6">45</text:p>
            <text:p text:style-name="P6">56</text:p>
          </table:table-cell>
          <table:table-cell table:style-name="Table3.A2" office:value-type="string">
            <text:p text:style-name="P6">07</text:p>
            <text:p text:style-name="P6">18</text:p>
            <text:p text:style-name="P6">29</text:p>
            <text:p text:style-name="P6">40</text:p>
            <text:p text:style-name="P6">50</text:p>
          </table:table-cell>
          <table:table-cell table:style-name="Table3.A2" office:value-type="string">
            <text:p text:style-name="P6">01</text:p>
            <text:p text:style-name="P6">12</text:p>
            <text:p text:style-name="P6">23</text:p>
            <text:p text:style-name="P6">45</text:p>
          </table:table-cell>
          <table:table-cell table:style-name="Table3.A2" office:value-type="string">
            <text:p text:style-name="P6">07</text:p>
            <text:p text:style-name="P6">26</text:p>
            <text:p text:style-name="P6">39</text:p>
          </table:table-cell>
          <table:table-cell table:style-name="Table3.A2" office:value-type="string">
            <text:p text:style-name="P6">11</text:p>
            <text:p text:style-name="P6">44</text:p>
          </table:table-cell>
          <table:table-cell table:style-name="Table3.A2" office:value-type="string">
            <text:p text:style-name="P6">16</text:p>
            <text:p text:style-name="P6">49</text:p>
          </table:table-cell>
          <table:table-cell table:style-name="Table3.A2" office:value-type="string">
            <text:p text:style-name="P6">21</text:p>
            <text:p text:style-name="P6">52</text:p>
          </table:table-cell>
          <table:table-cell table:style-name="Table3.R2" office:value-type="string">
            <text:p text:style-name="P6">21</text:p>
          </table:table-cell>
        </table:table-row>
      </table:table>
      <text:p text:style-name="P2">Отправление от <text:s/>пл. Широкова (выходные)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column table:style-name="Table4.C"/>
        <table:table-column table:style-name="Table4.A"/>
        <table:table-row>
          <table:table-cell table:style-name="Table4.A1" office:value-type="string">
            <text:p text:style-name="P7">05:</text:p>
          </table:table-cell>
          <table:table-cell table:style-name="Table4.A1" office:value-type="string">
            <text:p text:style-name="P7">06:</text:p>
          </table:table-cell>
          <table:table-cell table:style-name="Table4.A1" office:value-type="string">
            <text:p text:style-name="P7">07:</text:p>
          </table:table-cell>
          <table:table-cell table:style-name="Table4.A1" office:value-type="string">
            <text:p text:style-name="P7">08:</text:p>
          </table:table-cell>
          <table:table-cell table:style-name="Table4.A1" office:value-type="string">
            <text:p text:style-name="P7">09:</text:p>
          </table:table-cell>
          <table:table-cell table:style-name="Table4.A1" office:value-type="string">
            <text:p text:style-name="P7">10:</text:p>
          </table:table-cell>
          <table:table-cell table:style-name="Table4.A1" office:value-type="string">
            <text:p text:style-name="P7">11:</text:p>
          </table:table-cell>
          <table:table-cell table:style-name="Table4.A1" office:value-type="string">
            <text:p text:style-name="P7">12:</text:p>
          </table:table-cell>
          <table:table-cell table:style-name="Table4.A1" office:value-type="string">
            <text:p text:style-name="P7">13:</text:p>
          </table:table-cell>
          <table:table-cell table:style-name="Table4.A1" office:value-type="string">
            <text:p text:style-name="P7">14:</text:p>
          </table:table-cell>
          <table:table-cell table:style-name="Table4.A1" office:value-type="string">
            <text:p text:style-name="P7">15:</text:p>
          </table:table-cell>
          <table:table-cell table:style-name="Table4.A1" office:value-type="string">
            <text:p text:style-name="P7">16:</text:p>
          </table:table-cell>
          <table:table-cell table:style-name="Table4.A1" office:value-type="string">
            <text:p text:style-name="P7">17:</text:p>
          </table:table-cell>
          <table:table-cell table:style-name="Table4.A1" office:value-type="string">
            <text:p text:style-name="P7">18:</text:p>
          </table:table-cell>
          <table:table-cell table:style-name="Table4.A1" office:value-type="string">
            <text:p text:style-name="P7">19:</text:p>
          </table:table-cell>
          <table:table-cell table:style-name="Table4.A1" office:value-type="string">
            <text:p text:style-name="P7">20:</text:p>
          </table:table-cell>
          <table:table-cell table:style-name="Table4.A1" office:value-type="string">
            <text:p text:style-name="P7">21:</text:p>
          </table:table-cell>
          <table:table-cell table:style-name="Table4.A1" office:value-type="string">
            <text:p text:style-name="P7">22:</text:p>
          </table:table-cell>
          <table:table-cell table:style-name="Table4.S1" office:value-type="string">
            <text:p text:style-name="P7">23:</text:p>
          </table:table-cell>
        </table:table-row>
        <table:table-row>
          <table:table-cell table:style-name="Table4.A2" office:value-type="string">
            <text:p text:style-name="P6">45</text:p>
          </table:table-cell>
          <table:table-cell table:style-name="Table4.A2" office:value-type="string">
            <text:p text:style-name="P6">35</text:p>
            <text:p text:style-name="P6">45</text:p>
          </table:table-cell>
          <table:table-cell table:style-name="Table4.A2" office:value-type="string">
            <text:p text:style-name="P6">15</text:p>
            <text:p text:style-name="P6">35</text:p>
            <text:p text:style-name="P6">45</text:p>
          </table:table-cell>
          <table:table-cell table:style-name="Table4.A2" office:value-type="string">
            <text:p text:style-name="P6">15</text:p>
            <text:p text:style-name="P6">25</text:p>
            <text:p text:style-name="P6">35</text:p>
            <text:p text:style-name="P6">45</text:p>
            <text:p text:style-name="P6">55</text:p>
          </table:table-cell>
          <table:table-cell table:style-name="Table4.A2" office:value-type="string">
            <text:p text:style-name="P6">05</text:p>
            <text:p text:style-name="P6">15</text:p>
            <text:p text:style-name="P6">25</text:p>
            <text:p text:style-name="P6">38</text:p>
            <text:p text:style-name="P6">58</text:p>
          </table:table-cell>
          <table:table-cell table:style-name="Table4.A2" office:value-type="string">
            <text:p text:style-name="P6">10</text:p>
            <text:p text:style-name="P6">21</text:p>
            <text:p text:style-name="P6">32</text:p>
            <text:p text:style-name="P6">48</text:p>
          </table:table-cell>
          <table:table-cell table:style-name="Table4.A2" office:value-type="string">
            <text:p text:style-name="P6">03</text:p>
            <text:p text:style-name="P6">22</text:p>
            <text:p text:style-name="P6">37</text:p>
            <text:p text:style-name="P6">53</text:p>
          </table:table-cell>
          <table:table-cell table:style-name="Table4.A2" office:value-type="string">
            <text:p text:style-name="P6">09</text:p>
            <text:p text:style-name="P6">25</text:p>
            <text:p text:style-name="P6">42</text:p>
            <text:p text:style-name="P6">53</text:p>
          </table:table-cell>
          <table:table-cell table:style-name="Table4.A2" office:value-type="string">
            <text:p text:style-name="P6">03</text:p>
            <text:p text:style-name="P6">14</text:p>
            <text:p text:style-name="P6">25</text:p>
            <text:p text:style-name="P6">36</text:p>
            <text:p text:style-name="P6">47</text:p>
            <text:p text:style-name="P6">58</text:p>
          </table:table-cell>
          <table:table-cell table:style-name="Table4.A2" office:value-type="string">
            <text:p text:style-name="P6">08</text:p>
            <text:p text:style-name="P6">19</text:p>
            <text:p text:style-name="P6">41</text:p>
            <text:p text:style-name="P6">52</text:p>
          </table:table-cell>
          <table:table-cell table:style-name="Table4.A2" office:value-type="string">
            <text:p text:style-name="P6">03</text:p>
            <text:p text:style-name="P6">13</text:p>
            <text:p text:style-name="P6">24</text:p>
            <text:p text:style-name="P6">35</text:p>
            <text:p text:style-name="P6">57</text:p>
          </table:table-cell>
          <table:table-cell table:style-name="Table4.A2" office:value-type="string">
            <text:p text:style-name="P6">08</text:p>
            <text:p text:style-name="P6">18</text:p>
            <text:p text:style-name="P6">29</text:p>
            <text:p text:style-name="P6">40</text:p>
            <text:p text:style-name="P6">51</text:p>
          </table:table-cell>
          <table:table-cell table:style-name="Table4.A2" office:value-type="string">
            <text:p text:style-name="P6">02</text:p>
            <text:p text:style-name="P6">13</text:p>
            <text:p text:style-name="P6">23</text:p>
            <text:p text:style-name="P6">35</text:p>
            <text:p text:style-name="P6">45</text:p>
            <text:p text:style-name="P6">56</text:p>
          </table:table-cell>
          <table:table-cell table:style-name="Table4.A2" office:value-type="string">
            <text:p text:style-name="P6">18</text:p>
            <text:p text:style-name="P6">40</text:p>
          </table:table-cell>
          <table:table-cell table:style-name="Table4.A2" office:value-type="string">
            <text:p text:style-name="P6">01</text:p>
            <text:p text:style-name="P6">12</text:p>
            <text:p text:style-name="P6">44</text:p>
          </table:table-cell>
          <table:table-cell table:style-name="Table4.A2" office:value-type="string">
            <text:p text:style-name="P6">17</text:p>
            <text:p text:style-name="P6">49</text:p>
          </table:table-cell>
          <table:table-cell table:style-name="Table4.A2" office:value-type="string">
            <text:p text:style-name="P6">22</text:p>
            <text:p text:style-name="P6">51</text:p>
          </table:table-cell>
          <table:table-cell table:style-name="Table4.A2" office:value-type="string">
            <text:p text:style-name="P6">22</text:p>
          </table:table-cell>
          <table:table-cell table:style-name="Table4.S2" office:value-type="string">
            <text:p text:style-name="P6">05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5T14:14:11</dc:date>
    <dc:creator>itsjustme </dc:creator>
    <meta:editing-duration>PT4H30M35S</meta:editing-duration>
    <meta:editing-cycles>11</meta:editing-cycles>
    <meta:generator>LibreOffice/3.5$Linux_X86_64 LibreOffice_project/350m1$Build-2</meta:generator>
    <meta:document-statistic meta:table-count="4" meta:image-count="0" meta:object-count="0" meta:page-count="1" meta:paragraph-count="363" meta:word-count="389" meta:character-count="1032" meta:non-whitespace-character-count="1002"/>
  </office:meta>
</office:document-meta>
</file>